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Standard">
      <style:paragraph-properties fo:text-align="center" style:justify-single-word="false" style:page-number="auto"/>
    </style:style>
    <style:style style:name="P3" style:family="paragraph" style:parent-style-name="List_20_Paragraph" style:list-style-name="WWNum1"/>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Star Wars Mod Comprehensive Guide</text:p>
      <text:p text:style-name="P1"/>
      <text:p text:style-name="Standard">Planets: The player starts on Earth. <text:s/>In order to leave Earth you must craft a Hyperdrive Engine to a specific planet. <text:s/>There is no set order as to which planet the player must visit and planet choice is at the complete discretion of the player. <text:s/>There are 5 planets possible (besides Earth) to travel to: Tatooine, Hoth, Yavin 4, Endor, and Kashyyyk. <text:s/>Each of these planets has their own distinct terrain and features and for the sake of discovery, none of the major features will be disclosed besides the obvious and expected terrain and climate differences. <text:s/>Some of these terrain features include no lakes or bodies of water being present on Tatooine, a very hilly and dense forest on Kashyyyk, and ancient Jedi Temple Ruins on Yavin 4. <text:s/>Each planet has loot chests that spawn at random (and rare) locations and contain different possible loot based on your planet. <text:s/>They also all feature their own specific semi-rare structure spawns, such as the previously discussed Jedi Temples on Yavin 4. <text:s/>We encourage the player to explore all of the planets and see everything and discover all of their features and secrets for themselves.</text:p>
      <text:p text:style-name="Standard">Hyperdrives: <text:s/>To start building a Hyperdrive you first need Titanium and Chromium which are 2 ores which can be found on any planet, including Earth. <text:s/>The blocks drop dust which is then combined into Titanium-Chromium dust which can then be turned into an ingot. <text:s/>****idk the rest of the crafting recipe so finish this later****</text:p>
      <text:p text:style-name="Standard">Loot Chests: <text:s/>Every planet has random rare loot chest spawns and each planet has different loot. <text:s/>See sections below for specifics on which armors and weapons can be found where.</text:p>
      <text:list xml:id="list514467108773181749" text:style-name="WWNum1">
        <text:list-item>
          <text:p text:style-name="P3">Armor: <text:s/></text:p>
          <text:list>
            <text:list-item>
              <text:p text:style-name="P3">Rebel Armors</text:p>
              <text:list>
                <text:list-item>
                  <text:p text:style-name="P3">Rebel Endor Armor (Endor only)</text:p>
                </text:list-item>
                <text:list-item>
                  <text:p text:style-name="P3">Rebel Hoth Armor (Hoth only)</text:p>
                </text:list-item>
                <text:list-item>
                  <text:p text:style-name="P3">Rebel Pilot Armor (Yavin 4 and Endor only)</text:p>
                </text:list-item>
              </text:list>
            </text:list-item>
            <text:list-item>
              <text:p text:style-name="P3">Imperial Armors</text:p>
              <text:list>
                <text:list-item>
                  <text:p text:style-name="P3">Stormtrooper Armor (Any planet excluding Tatooine and Hoth)</text:p>
                </text:list-item>
                <text:list-item>
                  <text:p text:style-name="P3">Sandtrooper Armor (Tatooine only)</text:p>
                </text:list-item>
                <text:list-item>
                  <text:p text:style-name="P3">Snowtrooper Armor (Hoth only) </text:p>
                </text:list-item>
                <text:list-item>
                  <text:p text:style-name="P3">Scout Trooper Armor (Endor only)</text:p>
                </text:list-item>
                <text:list-item>
                  <text:p text:style-name="P3">TIE Pilot Armor (Any Planet)</text:p>
                </text:list-item>
              </text:list>
            </text:list-item>
            <text:list-item>
              <text:p text:style-name="P3">Other</text:p>
              <text:list>
                <text:list-item>
                  <text:p text:style-name="P3"><text:soft-page-break/>Jedi Robes (craftable from Earth game start)</text:p>
                </text:list-item>
                <text:list-item>
                  <text:p text:style-name="P3">Bounty Hunter Armor (Tatooine, Endor, and Kashyyyk)</text:p>
                </text:list-item>
              </text:list>
            </text:list-item>
          </text:list>
        </text:list-item>
      </text:list>
      <text:p text:style-name="Standard">Armor (excluding Jedi Robes) can only be found in loot chests (not on Earth) and in their corresponding environments. <text:s/>For instance, Rebel Hoth Armor can only be found on Hoth and Rebel Endor Armor can only be found on Endor. <text:s/>This applies to all of the rebel armors. <text:s/>However, Imperial armors can potentially be found on any planet, with the exception of the Tatooine specific Sandtrooper armor, the Hoth specific Snowtrooper Armor, and the Endor specific Scout Trooper Armor.</text:p>
      <text:p text:style-name="Standard">Weapons: <text:s/>There are 3 blaster pistols and 7 blaster rifles in the mod. <text:s/>Be extra careful with these blasters because they have the propensity to set some things on fire. <text:s/>All of the blasters can be found on any planet (excluding Earth) in any loot chest with the exception of the Wookiee Bowcaster. <text:s/>There are also 4 weapons that drop only from mobs. <text:s/>Those weapons are the Gaffi Stick, the Ewok Spear, the Gamorrean Ax, and the Wookiee Bowcaster (which is considered a blaster rifle for the sake of numbering). <text:s/>The Gaffi Stick is dropped by Tusken Raiders on Tatooine, the Ewok Spear is dropped by Ewok on Endor, the Gamorrean Ax is dropped by Gamorrean Guards on Tatooine, and the Wookie Bowcaster is dropped quite obviously by Wookiees on Kashyyyk. <text:s/>For lightsaber information please see the lightsaber section below.</text:p>
      <text:p text:style-name="Standard">Lightsabers: <text:s/>Lightsabers are a huge part of Star Wars so clearly they’re included in this mod. <text:s/>Let it be known now that they are not craftable from the beginning of the game nor are they easy to craft. <text:s/>We believe this fits into the canonicity of the mod because Jedi (or Sith) cannot simply make a lightsaber whenever they please or as soon as they’d like. <text:s/>For that reason there is an intricate crafting recipe for the lightsaber. <text:s/>You first need Hilt Metal Compound, which is dropped by Jawas or can be found in loot chests. <text:s/>****Put something here about the Plasma Emitter and the Containment Field**** <text:s/>The most integral part of the lightsaber though is the Kyber Crystal which determines the color of the blade. <text:s/>The Kyber Crystal spawns at random in loot chests. <text:s/>The Kyber Crystal spawns randomly because the color of the crystal is different and random for every Jedi and thus should be random and different for every player. <text:s/>There are only 3 possible crystal colors and thus only 3 possible lightsaber colors being blue, green, and red. <text:s/>Lightsabers are extremely powerful weapons in the Star Wars universe and thus are extremely powerful in-game as well, having higher attack points than any other weapon in the mod. <text:s/>Maybe if you’re extremely lucky, you might just find one by chance on some certain planet.</text:p>
      <text:p text:style-name="Standard">Vehicles: There are 2 vehicles in the mod being a Landspeeder and a Speeder Bike. <text:s/>The Landspeeder is found only on Tatooine and the Speeder Bike is found only on Endor and Kashyyyk. <text:s/>The Speeder Bike has a blaster built in which can be fired when moving, just be careful not to burn down any forests with it. <text:s/>It also moves much faster than the Landspeeder so if you want to get around very quickly, a Speeder Bike is the best choice.</text:p>
      <text:list xml:id="list38291751" text:continue-numbering="true" text:style-name="WWNum1">
        <text:list-item>
          <text:p text:style-name="P3">Mobs:</text:p>
          <text:list>
            <text:list-item>
              <text:p text:style-name="P3">Mobs by planet:</text:p>
              <text:list>
                <text:list-item>
                  <text:p text:style-name="P3"><text:soft-page-break/>Earth- none</text:p>
                </text:list-item>
                <text:list-item>
                  <text:p text:style-name="P3">Tatooine- Jawa, Bantha, Tusken Raider, Dewback, Gamorrean Guard</text:p>
                </text:list-item>
                <text:list-item>
                  <text:p text:style-name="P3">Endor- Ewok</text:p>
                </text:list-item>
                <text:list-item>
                  <text:p text:style-name="P3">Yavin 4- none</text:p>
                </text:list-item>
                <text:list-item>
                  <text:p text:style-name="P3">Hoth- Tauntaun, Wampa</text:p>
                </text:list-item>
                <text:list-item>
                  <text:p text:style-name="P3">Kashyyyk- Wookiee</text:p>
                </text:list-item>
              </text:list>
            </text:list-item>
            <text:list-item>
              <text:p text:style-name="P3">Craftable Item Mobs:</text:p>
              <text:list>
                <text:list-item>
                  <text:p text:style-name="P3">Astromech Droid</text:p>
                </text:list-item>
                <text:list-item>
                  <text:p text:style-name="P3">Protocol Droid</text:p>
                </text:list-item>
                <text:list-item>
                  <text:p text:style-name="P3">GNK Power Droid</text:p>
                </text:list-item>
              </text:list>
            </text:list-item>
            <text:list-item>
              <text:p text:style-name="P3">Ridable Mobs- Tauntauns, (some) Banthas, and Dewbacks</text:p>
            </text:list-item>
            <text:list-item>
              <text:p text:style-name="P3">All Droids are tamable with the Droid Caller and can be told to stay or follow. <text:s/>Just remember that they can’t fight any other mobs and if hit by a stray blaster or lightsaber will die.</text:p>
            </text:list-item>
            <text:list-item>
              <text:p text:style-name="P3">We leave it up to the player to discover the behavior of the mobs, but let the movies be a guide to your interaction with all mobs. <text:s/>In other words, be careful, because you might just get attacked.</text:p>
            </text:list-item>
          </text:list>
        </text:list-item>
      </text:list>
      <text:p text:style-name="Standard">Hints for the player: <text:s/>Hyperdrives take you directly to a planet and are a bit difficult to craft so you must think carefully about which planet(s) to visit first. <text:s/>You could go directly to Tatooine and try to find a Landspeeder to make your life easier (and kill some Jawas for the first component of the lightsaber). <text:s/>You could go to Endor or Kashyyyk in order to find a Speeder Bike to make your life even easier than the Landspeeder and, if you choose Kashyyyk, possibly find Wookiees and thus a Wookiee Bowcaster. <text:s/>Another great option is to go directly to Yavin 4 in the hopes of finding Jedi Temple Ruins and the Lightsabers and other things they may have hidden in their loot chests. <text:s/>We want the player to make their own way in the universe and choose their own path, but we also designed certain mod elements and items to require travel to certain planets. <text:s/>Our goal is for the player to travel to as many planets as possible and enjoy all the different terrain, mobs, weapons, armors, and items there are in the vast universe we’ve created.</text:p>
      <text:p text:style-name="Standard">Easter Eggs: <text:s/>There ARE Easter Eggs in the mod and for the sake of them being Easter Eggs we won’t tell you anything about what they possibly are, but be on the lookout for cool an<text:bookmark text:name="_GoBack"/>d mysterious things that aren’t mentioned in this guide.</text:p>
      <text:p text:style-name="Standard"><text:soft-page-break/>Canonical Disclaimer: <text:s/>We have tried to make this mod as canon correct as humanly possible. <text:s/>That being said, some intricate details and features were omitted or reworked to make the mod more playable, or in some cases, possible to code. <text:s/>We are just fans of Star Wars and could never possibly know everything about the entire universe and make everything in this mod 100% canon and correct. <text:s/>However, we did make this mod with canonicity in mind and strongly believe that we have created a good example of a canon star wars experience in the Minecraft environment. <text:s/>If we got something really wrong or you have any suggestions, questions, comments, or problems with our mod, please send us an email at parzivailgaming@gmail.com. <text:s/>We will get back to you as soon as possible and take everything you say very seriously and appreciate any and all support of our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eston</meta:initial-creator>
    <dc:creator>Colby Newman</dc:creator>
    <meta:editing-cycles>2</meta:editing-cycles>
    <meta:creation-date>2015-07-08T21:08:00</meta:creation-date>
    <dc:date>2015-07-08T18:11:48.16</dc:date>
    <meta:editing-duration>P0D</meta:editing-duration>
    <meta:generator>OpenOffice/4.1.1$Win32 OpenOffice.org_project/411m6$Build-9775</meta:generator>
    <meta:document-statistic meta:table-count="0" meta:image-count="0" meta:object-count="0" meta:page-count="4" meta:paragraph-count="40" meta:word-count="1401" meta:character-count="7985"/>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